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fo:text-align="justify" style:justify-single-word="false"/>
    </style:style>
    <style:style style:name="P2" style:family="paragraph" style:parent-style-name="Standard">
      <style:paragraph-properties fo:text-align="center" style:justify-single-word="false"/>
      <style:text-properties officeooo:paragraph-rsid="00061442"/>
    </style:style>
    <style:style style:name="P3" style:family="paragraph" style:parent-style-name="Standard">
      <style:paragraph-properties fo:text-align="start" style:justify-single-word="false"/>
      <style:text-properties officeooo:paragraph-rsid="00061442"/>
    </style:style>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9"/>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list-style-name="L3">
      <style:text-properties fo:font-weight="bold" style:font-weight-asian="bold" style:font-weight-complex="bold"/>
    </style:style>
    <style:style style:name="P11" style:family="paragraph" style:parent-style-name="Text_20_body" style:list-style-name="L5">
      <style:text-properties fo:font-weight="bold" style:font-weight-asian="bold" style:font-weight-complex="bold"/>
    </style:style>
    <style:style style:name="P12" style:family="paragraph" style:parent-style-name="Text_20_body" style:list-style-name="L8">
      <style:text-properties fo:font-weight="bold" style:font-weight-asian="bold" style:font-weight-complex="bold"/>
    </style:style>
    <style:style style:name="P13" style:family="paragraph" style:parent-style-name="Text_20_body" style:list-style-name="L10">
      <style:text-properties fo:font-weight="bold" style:font-weight-asian="bold" style:font-weight-complex="bold"/>
    </style:style>
    <style:style style:name="P14" style:family="paragraph" style:parent-style-name="Text_20_body" style:list-style-name="L11">
      <style:text-properties fo:font-weight="bold" style:font-weight-asian="bold" style:font-weight-complex="bold"/>
    </style:style>
    <style:style style:name="P15" style:family="paragraph" style:parent-style-name="Text_20_body">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I-Based Real-Time Anomaly Detection and Autonomous Decision Support System for Deep Space Missions</text:span></text:p>
      <text:p text:style-name="P2">Yugal<text:line-break/>M.Tech CSE, NIT Jalandhar<text:line-break/><text:a xlink:type="simple" xlink:href="mailto:connectyugal.now@gmail.com" text:style-name="Internet_20_link" text:visited-style-name="Visited_20_Internet_20_Link">connectyugal.now@gmail.com</text:a></text:p>
      <text:p text:style-name="P2"/>
      <text:list text:style-name="L1">
        <text:list-item>
          <text:p text:style-name="P8">Introduction</text:p>
        </text:list-item>
      </text:list>
      <text:p text:style-name="P15">Deep space missions such as Chandrayaan-3, Aditya-L1, and Mars exploration rovers operate in environments where communication delays with Earth are significant. These delays make real-time human intervention impractical for critical decision-making. As a result, spacecraft systems must be capable of operating autonomously, identifying faults, and responding to abnormal conditions without external assistance.</text:p>
      <text:p text:style-name="P15">This project focuses on the development of an artificial intelligence-based system that can monitor spacecraft telemetry data in real time, detect anomalies, predict system degradation, and provide decision support. The goal is to simulate an intelligent onboard system capable of ensuring mission reliability and safety through predictive analytics and automated reasoning.</text:p>
      <text:p text:style-name="Horizontal_20_Line"/>
      <text:list text:style-name="L2">
        <text:list-item>
          <text:p text:style-name="P9">Dataset Description</text:p>
        </text:list-item>
      </text:list>
      <text:p text:style-name="P15">The system is developed using the NASA CMAPSS (Commercial Modular Aero-Propulsion System Simulation) dataset. This dataset simulates the degradation of turbofan engines under various operating conditions and is widely used for prognostics and health management research.</text:p>
      <text:p text:style-name="P15">Each engine in the dataset is represented as a multivariate time series consisting of multiple sensor readings recorded over operational cycles. As the number of cycles increases, the engine gradually degrades until failure. This makes the dataset highly suitable for modeling Remaining Useful Life (RUL) and detecting abnormal behavior patterns.</text:p>
      <text:p text:style-name="Horizontal_20_Line"/>
      <text:list text:style-name="L3">
        <text:list-item>
          <text:p text:style-name="P10">System Architecture and Methodology</text:p>
        </text:list-item>
      </text:list>
      <text:p text:style-name="P15">The proposed system follows a structured pipeline that transforms raw sensor data into actionable decisions. The pipeline consists of data preprocessing, feature engineering, predictive modeling, anomaly detection, and decision-making components.</text:p>
      <text:p text:style-name="Text_20_body">3.1 <text:span text:style-name="T2">Data Preprocessing</text:span></text:p>
      <text:p text:style-name="P15">The raw telemetry data is first cleaned and standardized. Irrelevant operational settings are removed, and selected sensor values are normalized using MinMax scaling. Additionally, the Remaining Useful Life (RUL) is computed for each engine by subtracting the current cycle from the maximum cycle of operation. To stabilize training, RUL values are capped at an upper threshold.</text:p>
      <text:p text:style-name="Text_20_body">3.2 <text:span text:style-name="T2">Feature Engineering</text:span></text:p>
      <text:p text:style-name="P15">To capture temporal patterns and degradation trends, multiple time-series features are generated. These include rolling mean and standard deviation to smooth fluctuations, lag features to incorporate past sensor behavior, and trend-based features to capture changes over time. These engineered features significantly enhance the model’s ability to learn degradation patterns.</text:p>
      <text:p text:style-name="Text_20_body"><text:soft-page-break/>3.3 <text:span text:style-name="T2">Remaining Useful Life Prediction</text:span></text:p>
      <text:p text:style-name="P15">The system uses an XGBoost Regressor to predict the Remaining Useful Life of the engine. XGBoost is chosen for its ability to model nonlinear relationships and handle high-dimensional data effectively. The model learns from engineered features and provides continuous RUL predictions, which are essential for proactive maintenance and planning.</text:p>
      <text:p text:style-name="Text_20_body">3.4 <text:span text:style-name="T2">Anomaly Detection</text:span></text:p>
      <text:p text:style-name="P15">Anomaly detection is performed using an Isolation Forest model combined with statistical measures of sensor behavior. A hybrid anomaly score is computed using isolation scores, sensor variability, and RUL-based degradation signals. This approach ensures that both sudden abnormalities and gradual degradation are captured effectively.</text:p>
      <text:p text:style-name="Text_20_body">3.5 <text:span text:style-name="T2">Risk Scoring and Decision Engine</text:span></text:p>
      <text:p text:style-name="P15">A risk scoring mechanism is implemented to quantify the severity of system conditions. The risk score is computed as a weighted combination of anomaly score, inverse RUL, and sensor instability. Based on the risk score, the system categorizes the engine state into three levels:</text:p>
      <text:list text:style-name="L4">
        <text:list-item>
          <text:p text:style-name="P4">Critical condition when risk exceeds 0.8</text:p>
        </text:list-item>
        <text:list-item>
          <text:p text:style-name="P4">Warning condition when risk is between 0.6 and 0.8</text:p>
        </text:list-item>
        <text:list-item>
          <text:p text:style-name="P4">Normal condition otherwise</text:p>
        </text:list-item>
      </text:list>
      <text:p text:style-name="P15">This decision engine simulates autonomous corrective actions such as triggering alerts, switching subsystems, or notifying ground control.</text:p>
      <text:p text:style-name="Horizontal_20_Line"/>
      <text:list text:style-name="L5">
        <text:list-item>
          <text:p text:style-name="P11">Results and Performance Evaluation</text:p>
        </text:list-item>
      </text:list>
      <text:p text:style-name="P15">The proposed system demonstrates strong predictive and anomaly detection performance.</text:p>
      <text:p text:style-name="P15">For Remaining Useful Life prediction, the model achieves:</text:p>
      <text:list text:style-name="L6">
        <text:list-item>
          <text:p text:style-name="P5">Root Mean Squared Error (RMSE) of approximately 18</text:p>
        </text:list-item>
        <text:list-item>
          <text:p text:style-name="P5">Mean Absolute Error (MAE) of approximately 13</text:p>
        </text:list-item>
        <text:list-item>
          <text:p text:style-name="P5">R² Score of approximately 0.80</text:p>
        </text:list-item>
      </text:list>
      <text:p text:style-name="P15">These results indicate that the model accurately captures the degradation trend of the engine over time.</text:p>
      <text:p text:style-name="Text_20_body">For anomaly detection, the system achieves:</text:p>
      <text:list text:style-name="L7">
        <text:list-item>
          <text:p text:style-name="P6">Accuracy of approximately 0.92</text:p>
        </text:list-item>
        <text:list-item>
          <text:p text:style-name="P6">Precision of approximately 0.72</text:p>
        </text:list-item>
        <text:list-item>
          <text:p text:style-name="P6">Recall of approximately 0.93</text:p>
        </text:list-item>
        <text:list-item>
          <text:p text:style-name="P6">F1 Score of approximately 0.81</text:p>
        </text:list-item>
      </text:list>
      <text:p text:style-name="P15">The high recall value indicates that the system successfully detects most anomalies, which is critical in safety-sensitive applications such as space missions. Although precision is slightly lower due to <text:soft-page-break/>some false alarms, this trade-off is acceptable as missing critical failures would be far more detrimental.</text:p>
      <text:p text:style-name="P15">The confusion matrix further validates the model’s performance by showing a low number of false negatives, indicating reliable detection of abnormal conditions.</text:p>
      <text:p text:style-name="Horizontal_20_Line"/>
      <text:list text:style-name="L8">
        <text:list-item>
          <text:p text:style-name="P12">Visualization and Dashboard</text:p>
        </text:list-item>
      </text:list>
      <text:p text:style-name="P15">An interactive dashboard is developed using Streamlit to visualize system behavior in real time. The dashboard allows users to monitor individual engines, observe RUL predictions, analyze sensor trends, and track risk scores over time.</text:p>
      <text:p text:style-name="Text_20_body">Key features of the dashboard include:</text:p>
      <text:list text:style-name="L9">
        <text:list-item>
          <text:p text:style-name="P7">Visualization of actual vs predicted RUL</text:p>
        </text:list-item>
        <text:list-item>
          <text:p text:style-name="P7">Real-time risk score monitoring</text:p>
        </text:list-item>
        <text:list-item>
          <text:p text:style-name="P7">Detection and display of anomalies</text:p>
        </text:list-item>
        <text:list-item>
          <text:p text:style-name="P7">Sensor-level analysis for deeper insights</text:p>
        </text:list-item>
        <text:list-item>
          <text:p text:style-name="P7">Confusion matrix and performance metrics</text:p>
        </text:list-item>
      </text:list>
      <text:p text:style-name="P15">This visualization layer enhances interpretability and enables users to make informed decisions based on model outputs.</text:p>
      <text:p text:style-name="Horizontal_20_Line"/>
      <text:list text:style-name="L10">
        <text:list-item>
          <text:p text:style-name="P13">Conclusion</text:p>
        </text:list-item>
      </text:list>
      <text:p text:style-name="P15">This project successfully demonstrates the development of an AI-driven system for anomaly detection and autonomous decision support in deep space missions. By combining time-series modeling, machine learning, and rule-based decision logic, the system is capable of predicting failures, identifying abnormal behavior, and generating actionable insights.</text:p>
      <text:p text:style-name="P15">The integration of predictive modeling with a real-time dashboard further strengthens the system’s applicability in mission-critical environments. The approach provides a scalable foundation for intelligent spacecraft monitoring systems.</text:p>
      <text:p text:style-name="P1"/>
      <text:list text:style-name="L11">
        <text:list-item>
          <text:p text:style-name="P14">Future Work</text:p>
        </text:list-item>
      </text:list>
      <text:p text:style-name="P15">Future improvements to the system can focus on incorporating deep learning models such as Long Short-Term Memory (LSTM) networks for enhanced temporal modeling. Autoencoder-based anomaly detection can further improve detection accuracy for complex patterns.</text:p>
      <text:p text:style-name="P15">Additionally, integrating real-time telemetry streams and reinforcement learning-based decision-making can enable fully autonomous spacecraft systems capable of adaptive and intelligent responses in dynamic environments.</text:p>
      <text:p text:style-name="Horizontal_20_Lin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8T15:37:52.198845479</meta:creation-date>
    <dc:date>2026-03-26T22:56:51.659830986</dc:date>
    <meta:editing-duration>PT4H44M4S</meta:editing-duration>
    <meta:editing-cycles>4</meta:editing-cycles>
    <meta:generator>LibreOffice/24.2.7.2$Linux_X86_64 LibreOffice_project/420$Build-2</meta:generator>
    <meta:document-statistic meta:table-count="0" meta:image-count="0" meta:object-count="0" meta:page-count="3" meta:paragraph-count="53" meta:word-count="931" meta:character-count="6730" meta:non-whitespace-character-count="5875"/>
  </office:meta>
</office:document-meta>
</file>